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2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officeooo:paragraph-rsid="0010503a"/>
    </style:style>
    <style:style style:name="P3" style:family="paragraph" style:parent-style-name="UrbanBody">
      <style:paragraph-properties fo:text-align="justify" style:justify-single-word="false"/>
      <style:text-properties style:font-name="Times New Roman2" fo:font-size="11pt" officeooo:paragraph-rsid="0020fb3d" style:font-size-asian="11pt" style:font-size-complex="11pt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Title">
      <style:paragraph-properties fo:text-align="start" style:justify-single-word="false"/>
      <style:text-properties style:font-name="Arial" fo:font-size="14pt" officeooo:paragraph-rsid="0025a2e3" style:font-size-asian="14pt" style:font-size-complex="14pt"/>
    </style:style>
    <style:style style:name="P6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7" style:family="paragraph" style:parent-style-name="UrbanBody">
      <style:text-properties fo:color="#800000"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UrbanBody">
      <style:paragraph-properties fo:text-align="start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4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15" style:family="paragraph" style:parent-style-name="Frame_20_contents">
      <style:paragraph-properties fo:text-align="start" style:justify-single-word="false"/>
      <style:text-properties style:font-name="arial" fo:font-size="12pt" officeooo:paragraph-rsid="0025a2e3" style:font-size-asian="12pt" style:font-size-complex="12pt"/>
    </style:style>
    <style:style style:name="P1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5a2e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officeooo:paragraph-rsid="0025a2e3" style:font-size-asian="11pt" style:font-size-complex="11pt"/>
    </style:style>
    <style:style style:name="P18" style:family="paragraph" style:parent-style-name="Standard">
      <style:text-properties style:font-name="arial" fo:font-size="14pt" officeooo:paragraph-rsid="0025a2e3" style:font-size-asian="14pt" style:font-size-complex="14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5a2e3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62119" fo:background-color="transparent" loext:char-shading-value="0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underline-style="none" fo:font-weight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use-window-font-color="true" style:font-name="Times New Roman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0" style:family="text">
      <style:text-properties style:use-window-font-color="true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1" style:family="text">
      <style:text-properties style:use-window-font-color="true" style:font-name="arial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font-name="arial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font-name="arial" fo:font-weight="normal" officeooo:rsid="00362119" fo:background-color="transparent" loext:char-shading-value="0" style:font-weight-asian="normal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Consolas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Consolas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<office:annotation><dc:creator>Gauthier Bastien</dc:creator><dc:date>2011-01-13T14:56:41</dc:date><text:p text:style-name="P20"><text:span text:style-name="T26">do text</text:span></text:p><text:p text:style-name="P20"><text:span text:style-name="T26">from document(at=header, format='odt')</text:span></text:p></office:annotation><text:span text:style-name="T6">Import depuis header.odt</text:span></text:p>
          </table:table-cell>
          <table:table-cell table:style-name="Tableau1.A1" office:value-type="string">
            <text:p text:style-name="P19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5"><text:span text:style-name="T1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0"><text:s/></text:span><text:span text:style-name="T19"><text:conditional-text text:condition="ooow:&quot;view.do_mailing()&quot;" text:string-value-if-true="&quot;mailed_data.name1&quot;" text:string-value-if-false="">mailed_data.name1</text:conditional-text></text:span><text:span text:style-name="T20"><text:s/></text:span><text:span text:style-name="T19"><text:conditional-text text:condition="ooow:&quot;view.do_mailing()&quot;" text:string-value-if-true="&quot;mailed_data.name2&quot;" text:string-value-if-false="">mailed_data.name2</text:conditional-text></text:span><text:span text:style-name="T20"><text:line-break/></text:span><text:span text:style-name="T19"><text:conditional-text text:condition="ooow:&quot;view.do_mailing()&quot;" text:string-value-if-true="&quot;mailed_data.street&quot;" text:string-value-if-false="">mailed_data.street</text:conditional-text></text:span><text:span text:style-name="T19">, </text:span><text:span text:style-name="T19"><text:conditional-text text:condition="ooow:&quot;view.do_mailing()&quot;" text:string-value-if-true="&quot;mailed_data.number&quot;" text:string-value-if-false="">mailed_data.number</text:conditional-text></text:span><text:span text:style-name="T20"><text:line-break/></text:span><text:span text:style-name="T19"><text:conditional-text text:condition="ooow:&quot;view.do_mailing()&quot;" text:string-value-if-true="&quot;mailed_data.zipcode&quot;" text:string-value-if-false="">mailed_data.zipcode</text:conditional-text></text:span><text:span text:style-name="T19"> </text:span><text:span text:style-name="T1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8"/>
      <text:p text:style-name="P16"><office:annotation><dc:creator>Gauthier Bastien</dc:creator><dc:date>2011-01-13T14:56:41</dc:date><text:p text:style-name="P20"><text:span text:style-name="T25">do text</text:span></text:p><text:p text:style-name="P20"><text:span text:style-name="T25">from document(at=reference, format='odt')</text:span></text:p></office:annotation>Import depuis reference.odt</text:p>
      <text:p text:style-name="P6"/>
      <text:p text:style-name="P6">Récépissé de dépôt de compléments</text:p>
      <text:p text:style-name="P6">relatifs à une demande de permis d'urbanisme</text:p>
      <text:p text:style-name="P7"/>
      <text:p text:style-name="P9"/>
      <text:p text:style-name="P3"><text:span text:style-name="T21">Je soussigné, </text:span><text:span text:style-name="T24"><text:text-input text:description="">self.getFoldermanagers()[0].getName2()</text:text-input></text:span><text:span text:style-name="T24"><text:s/></text:span><text:span text:style-name="T24"><text:text-input text:description="">self.getFoldermanagers()[0].getName1()</text:text-input></text:span><text:span text:style-name="T21">, délégué par la Ville de </text:span><text:span text:style-name="Police_20_par_20_défaut"><text:span text:style-name="T11"><text:text-input text:description="">tool.getCityName()</text:text-input></text:span></text:span><text:span text:style-name="T21">,</text:span></text:p>
      <text:p text:style-name="P9">certifie que, conformément aux dispositions de l'article D.IV.32. du Code du développement territorial,</text:p>
      <text:p text:style-name="P9"/>
      <text:p text:style-name="P12"><text:text-input text:description="Signalétique des demandeurs">self.getApplicantsSignaletic()</text:text-input></text:p>
      <text:p text:style-name="P12"/>
      <text:p text:style-name="P10"><text:span text:style-name="T1"><office:annotation><dc:creator>Gauthier Bastien</dc:creator><dc:date>2011-02-21T10:13:40</dc:date><text:p text:style-name="P20"><text:span text:style-name="T25">do text if (not len(self.getApplicants()) &gt; 1) and (not applicantobj.isPlural())</text:span></text:p></office:annotation></text:span><text:span text:style-name="T1">a déposé des compléments relatifs à la demande de permis d'urbanisme ayant pour objet<text:line-break/>"</text:span><text:span text:style-name="T2"><text:text-input text:description="Objet du permis">licence_helper.licenceSubject</text:text-input></text:span><text:span text:style-name="T1">",</text:span></text:p>
      <text:p text:style-name="P13"><office:annotation><dc:creator>Gauthier Bastien</dc:creator><dc:date>2011-02-21T10:14:06</dc:date><text:p text:style-name="P20"><text:span text:style-name="T25">do text if (len(self.getApplicants()) &gt; 1) or (</text:span><text:span text:style-name="T27">applicantobj.isPlural())</text:span></text:p></office:annotation>ont déposé des compléments relatifs à la demande de permis d'urbanisme ayant pour objet<text:line-break/>"<text:span text:style-name="T3"><text:text-input text:description="Objet du permis">licence_helper.licenceSubject</text:text-input></text:span>",</text:p>
      <text:p text:style-name="P10"><office:annotation><dc:creator>Gauthier Bastien</dc:creator><dc:date>2011-02-21T10:09:27</dc:date><text:p text:style-name="P20"><text:span text:style-name="T25">do text if not len(self.getParcels()) &gt; 1</text:span></text:p></office:annotation>sur la parcelle située <text:span text:style-name="T3"><office:annotation><dc:creator>Gauthier Bastien</dc:creator><dc:date>2011-02-21T10:13:40</dc:date><text:p text:style-name="P20"><text:span text:style-name="T25">do text if not len(self.getParcels()) &gt; 1</text:span></text:p></office:annotation></text:span><text:span text:style-name="T3"><text:text-input text:description="Lieu des travaux">self.getWorkLocationSignaletic()</text:text-input></text:span><text:span text:style-name="T3"><text:line-break/></text:span>et inscrite au cadastre <text:span text:style-name="T3"><text:text-input text:description="Détails des parcelles">self.getPortionOutsText()</text:text-input></text:span><text:span text:style-name="T4">.</text:span></text:p>
      <text:p text:style-name="P13"><office:annotation><dc:creator>Gauthier Bastien</dc:creator><dc:date>2011-02-21T10:12:18</dc:date><text:p text:style-name="P20"><text:span text:style-name="T25">do text if len(self.getParcels()) &gt; 1</text:span></text:p></office:annotation>sur les parcelles situées <office:annotation><dc:creator>Gauthier Bastien</dc:creator><dc:date>2011-02-21T10:13:40</dc:date><text:p text:style-name="P20"><text:span text:style-name="T25">do text if len(self.getParcels()) &gt; 1</text:span></text:p></office:annotation><text:span text:style-name="T3"><text:text-input text:description="Lieu des travaux">self.getWorkLocationSignaletic()</text:text-input></text:span><text:span text:style-name="T3"><text:line-break/></text:span>et inscrites au cadastre <text:span text:style-name="T3"><text:text-input text:description="Détails des parcelles">self.getPortionOutsText()</text:text-input></text:span>.</text:p>
      <text:p text:style-name="P14"/>
      <text:p text:style-name="P9">Dans les 20 jours de la présente, votre dossier sera analysé par le service des Autorisations et il vous sera communiqué la complétude du dossier conformément à l’article D.IV.33, 1° du CoDT<text:span text:style-name="T7"> ou l’irrecevabilité du dossier conformément à l'article D.IV.33, 2° du CoDT.</text:span></text:p>
      <text:p text:style-name="P9"/>
      <text:p text:style-name="P9">À défaut de cet envoi, la procédure administrative de votre demande sera poursuivie selon les dispositions visées à l’article D.IV.33 alinéa 2 du CoDT.</text:p>
      <text:p text:style-name="P9"/>
      <text:p text:style-name="P9">Le présent document n’a nullement valeur d’accusé de réception au sens de l’article D.IV.33. du CoDT ou des arrêtés d’exécutions relatifs au permis d’environnement.</text:p>
      <text:p text:style-name="P9"/>
      <text:p text:style-name="P9"/>
      <text:p text:style-name="P11"><text:text-input text:description="Délivré à xxx le xxx">urbanEventObj.getFormattedDate(forDelivery=True)</text:text-input>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arial" svg:font-family="arial" style:font-family-generic="swiss"/>
    <style:font-face style:name="Consolas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2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7-06-14T14:50:28</meta:creation-date>
    <dc:date>2020-04-01T15:16:40.625627961</dc:date>
    <meta:editing-duration>PT2H59M19S</meta:editing-duration>
    <meta:editing-cycles>51</meta:editing-cycles>
    <meta:generator>LibreOffice/6.3.5.2$Linux_X86_64 LibreOffice_project/30$Build-2</meta:generator>
    <meta:document-statistic meta:table-count="1" meta:image-count="0" meta:object-count="0" meta:page-count="1" meta:paragraph-count="17" meta:word-count="229" meta:character-count="1711" meta:non-whitespace-character-count="1534"/>
  </office:meta>
</office:document-meta>
</file>